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StarSymbol" svg:font-family="Star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Spec_20_-_20_Table_20_des_20_matières_20_-_20_Titre">
      <style:paragraph-properties fo:break-before="page"/>
    </style:style>
    <style:style style:name="P3" style:family="paragraph" style:parent-style-name="Table_20_Contents">
      <style:text-properties style:font-name="Tahoma1" fo:font-size="10pt"/>
    </style:style>
    <style:style style:name="P4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Spec_20_-_20_Paragraphe_20_standard">
      <style:paragraph-properties fo:margin-left="0in" fo:margin-right="0in" fo:text-indent="0in" style:auto-text-indent="false"/>
    </style:style>
    <style:style style:name="P9" style:family="paragraph" style:parent-style-name="Spec_20_-_20_Titre_20_du_20_document">
      <style:paragraph-properties fo:margin-top="0in" fo:margin-bottom="0.1965in" fo:text-align="center" style:justify-single-word="false" style:border-line-width="0.0346in 0.0346in 0.0346in" fo:padding="0.0193in" fo:border="0.1039in double #808080" style:shadow="none" text:number-lines="false" text:line-number="0"/>
      <style:text-properties fo:color="#000000"/>
    </style:style>
    <style:style style:name="P10" style:family="paragraph" style:parent-style-name="Text_20_body">
      <style:text-properties style:font-name-asian="MS Mincho" style:font-name-complex="Tahoma3"/>
    </style:style>
    <style:style style:name="P11" style:family="paragraph" style:parent-style-name="Spec_20_-_20_Table_20_des_20_matières_20_1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Spec_20_-_20_Table_20_des_20_matière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13" style:family="paragraph" style:parent-style-name="Spec_20_-_20_Table_20_des_20_matières_20_3">
      <style:paragraph-properties>
        <style:tab-stops>
          <style:tab-stop style:position="6.6154in" style:type="right" style:leader-style="dotted" style:leader-text="."/>
        </style:tab-stops>
      </style:paragraph-properties>
    </style:style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Standard">
      <style:paragraph-properties fo:text-align="justify" style:justify-single-word="false"/>
      <style:text-properties style:font-name="Arial2"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2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Arial2"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2" fo:font-weight="normal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2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21" style:family="paragraph" style:parent-style-name="Heading_20_1">
      <style:text-properties style:font-name-asian="MS Mincho" style:font-name-complex="Tahoma3"/>
    </style:style>
    <style:style style:name="P22" style:family="paragraph" style:parent-style-name="Heading_20_2">
      <style:text-properties fo:font-size="16pt" style:font-size-asian="16pt" style:font-size-complex="16pt"/>
    </style:style>
    <style:style style:name="P23" style:family="paragraph" style:parent-style-name="Heading_20_2">
      <style:text-properties style:font-name-asian="MS Mincho" style:font-name-complex="Tahoma3"/>
    </style:style>
    <style:style style:name="P24" style:family="paragraph" style:parent-style-name="Heading_20_3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9">GLOSSAIRE</text:p>
      <text:p text:style-name="Spec_20_-_20_Sous-titre_20_du_20_document"/>
      <text:p text:style-name="P8"/>
      <text:p text:style-name="P8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H4312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P15"/>
      <text:p text:style-name="P15"><text:soft-page-break/></text:p>
      <text:p text:style-name="P20">A</text:p>
      <text:p text:style-name="P15"/>
      <text:p text:style-name="P15"/>
      <text:p text:style-name="P15"/>
      <text:list xml:id="list39701277" text:style-name="L2">
        <text:list-item>
          <text:p text:style-name="P16">Affectation : <text:tab/>Ensemble des distributions de matériel qui seront à effectuer sur les <text:tab/><text:tab/><text:tab/><text:tab/>différents chantiers.</text:p>
        </text:list-item>
      </text:list>
      <text:p text:style-name="P15"/>
      <text:p text:style-name="P15"/>
      <text:p text:style-name="P20">C</text:p>
      <text:p text:style-name="P15"/>
      <text:p text:style-name="P15"/>
      <text:list xml:id="list40175247" text:continue-list="list39701277" text:style-name="L2">
        <text:list-item text:start-value="1">
          <text:p text:style-name="P16">Centre GSTP :<text:tab/>Lieu ou sont prises toutes les décisions . C'est ici que sont gérés les <text:tab/><text:tab/><text:tab/>locations/ventes/achats de matériel entre autre.</text:p>
          <text:p text:style-name="P16"/>
        </text:list-item>
      </text:list>
      <text:p text:style-name="P15"/>
      <text:list xml:id="list40170103" text:style-name="L4">
        <text:list-item>
          <text:p text:style-name="P17">Chantiers : <text:tab/>Lieux ou se déroulent les travaux publics. Lorsque ceux-ci ont besoin <text:tab/><text:tab/><text:tab/>de matériel, ils doivent commander auprès du centre GSTP qui gère <text:tab/><text:tab/><text:tab/>ces commandes comme des demandes provenant de clients.</text:p>
        </text:list-item>
      </text:list>
      <text:p text:style-name="P15"/>
      <text:p text:style-name="P15"/>
      <text:p text:style-name="P20">M</text:p>
      <text:p text:style-name="P15"/>
      <text:p text:style-name="P15"/>
      <text:list xml:id="list40175548" text:continue-list="list40175247" text:style-name="L2">
        <text:list-item text:start-value="1">
          <text:p text:style-name="P16">Matériel :<text:tab/><text:tab/>Tout type de matériel que le chantiers de travaux publiques auraient <text:tab/><text:tab/><text:tab/>besoin (exemple : grue, outil, machines, etc...)</text:p>
        </text:list-item>
      </text:list>
      <text:p text:style-name="P15"/>
      <text:list xml:id="list40171362" text:continue-list="list40175548" text:style-name="L2">
        <text:list-item text:start-value="1">
          <text:p text:style-name="P18">Maintenance préventive : <text:s text:c="3"/>Service géré par le département Maintenance consistant à <text:tab/><text:tab/><text:tab/><text:tab/> <text:s text:c="6"/>plannifier un certain nombre d'opérations de <text:tab/><text:tab/><text:tab/><text:tab/><text:tab/><text:tab/> <text:s text:c="6"/>maintenance pour anticiper au maximum les détériorations.</text:p>
          <text:p text:style-name="P18"/>
        </text:list-item>
        <text:list-item>
          <text:p text:style-name="P18">Maintenance sur panne: <text:s text:c="4"/>Service <text:s/>géré par le département Maintenance consistant à <text:tab/><text:tab/><text:tab/><text:tab/> <text:s text:c="5"/>effectuer des oéprations de maintenance non planifiées sur <text:tab/><text:tab/><text:tab/><text:tab/> <text:s text:c="5"/>du<text:tab/>materiel en panne ou à rennover. </text:p>
          <text:p text:style-name="P18"/>
          <text:p text:style-name="P16"/>
        </text:list-item>
      </text:list>
      <text:p text:style-name="P15"/>
      <text:p text:style-name="P15"/>
      <text:p text:style-name="P20">P</text:p>
      <text:p text:style-name="P15"/>
      <text:p text:style-name="P15"/>
      <text:list xml:id="list40155872" text:continue-list="list40171362" text:style-name="L2">
        <text:list-item text:start-value="1">
          <text:p text:style-name="P16">Planification (Affectations) :<text:tab/>Dates à laquelle sont prévues les affectations ainsi que <text:tab/><text:tab/><text:tab/><text:tab/><text:tab/>les décisions à prendre en fonction des différents types <text:tab/><text:tab/><text:tab/><text:tab/><text:tab/>de commandes effectuées par les chantiers.</text:p>
        </text:list-item>
      </text:list>
      <text:p text:style-name="P15"/>
      <text:list xml:id="list40154434" text:continue-list="list40155872" text:style-name="L2">
        <text:list-item text:start-value="1">
          <text:p text:style-name="P16">Planning d'entretien: <text:tab/><text:tab/>Planning utilisé par la maintenance préventive pour la <text:tab/><text:tab/><text:tab/><text:tab/><text:tab/>plannification des opérations de mainteance</text:p>
        </text:list-item>
      </text:list>
      <text:p text:style-name="P15"/>
      <text:list xml:id="list40157943" text:continue-list="list40154434" text:style-name="L2">
        <text:list-item text:start-value="1">
          <text:p text:style-name="P16">Pièces de rechange:<text:tab/><text:tab/>Tout type de pièces necessaire au reparage de <text:s text:c="2"/><text:tab/><text:tab/><text:tab/><text:tab/><text:tab/><text:tab/>matériel en panne lors d'une opération de maintenance.</text:p>
        </text:list-item>
      </text:list>
      <text:p text:style-name="P19"><text:soft-page-break/></text:p>
      <text:p text:style-name="P15"/>
      <text:p text:style-name="P15"/>
      <text:p text:style-name="P20">R</text:p>
      <text:p text:style-name="P15"/>
      <text:p text:style-name="P15"/>
      <text:list xml:id="list40173814" text:continue-list="list40157943" text:style-name="L2">
        <text:list-item text:start-value="1">
          <text:p text:style-name="P16">Renouvellement du matériel : <text:s text:c="2"/>Grande opération d'investissement de matériel <text:s/>2 à 3 <text:tab/><text:tab/><text:tab/><text:tab/><text:tab/> <text:s text:c="2"/>fois par mois demandée par le service Maintenance <text:tab/><text:tab/><text:tab/><text:tab/><text:tab/> <text:s text:c="3"/>au service Acha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StarSymbol" svg:font-family="Star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1563in" draw:dots2="1" draw:dots2-length="0.1563in" draw:distance="0.156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libri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="Colibri"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olibri"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4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master-page-name="">
      <style:paragraph-properties fo:margin-left="0in" fo:margin-right="0in" fo:margin-top="0.1181in" fo:margin-bottom="0.2362in" fo:text-indent="0in" style:auto-text-indent="false" style:page-number="auto" fo:background-color="transparent" style:border-line-width="0.0008in 0.0138in 0.0008in" fo:padding="0.0193in" fo:border="0.0154in double #000000" style:shadow="#808080 0.0709in 0.0709in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965in" fo:margin-right="0in" fo:text-indent="-0.1965in" style:auto-text-indent="false" style:page-number="auto" fo:padding="0in" fo:border-left="none" fo:border-right="none" fo:border-top="none" fo:border-bottom="0.0008in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master-page-name="">
      <style:paragraph-properties fo:margin-left="0.1965in" fo:margin-right="0in" fo:text-indent="0in" style:auto-text-indent="false" style:page-number="auto" style:border-line-width-right="0.0008in 0.0138in 0.0008in" style:border-line-width-bottom="0.0008in 0.0138in 0.0008in" fo:padding="0.0193in" fo:border-left="none" fo:border-right="0.0154in double #000000" fo:border-top="none" fo:border-bottom="0.0154in double #000000" style:shadow="#c0c0c0 0.0634in 0.0634in"/>
      <style:text-properties fo:font-weight="normal"/>
    </style:style>
    <style:style style:name="Spec_20_-_20_Titre_20_3" style:display-name="Spec - Titre 3" style:family="paragraph" style:parent-style-name="Spec_20_-_20_Titre_20_2" style:auto-update="true">
      <style:paragraph-properties fo:margin-left="0.3937in" fo:margin-right="0in" fo:text-indent="0in" style:auto-text-indent="false" fo:background-color="transparent" fo:padding="0.0193in" fo:border-left="none" fo:border-right="0.0138in solid #000080" fo:border-top="none" fo:border-bottom="0.0138in solid #000080" style:shadow="#c0c0c0 0.0472in 0.0472in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>
      <style:paragraph-properties fo:margin-left="0.5902in" fo:margin-right="0in" fo:text-indent="0in" style:auto-text-indent="false" fo:background-color="#000000" fo:padding="0in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0.8661in" fo:margin-right="0in" fo:text-indent="0in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1.1811in" fo:margin-right="0in" fo:text-indent="0in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1.4173in" fo:margin-right="0in" fo:text-indent="0in" style:auto-text-indent="false" fo:background-color="transparent" fo:padding="0.0193in" fo:border-left="none" fo:border-right="none" fo:border-top="none" fo:border-bottom="0.0138in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 style:master-page-name="">
      <style:paragraph-properties style:page-number="auto" fo:background-color="transparent" fo:padding="0in" fo:border-left="none" fo:border-right="none" fo:border-top="none" fo:border-bottom="0.0071in solid #000000" style:shadow="none" text:number-lines="false" text:line-number="0">
        <style:background-image/>
      </style:paragraph-properties>
      <style:text-properties fo:color="#000000" style:font-name="Tahoma" fo:font-size="20pt" fo:font-weight="normal"/>
    </style:style>
    <style:style style:name="Spec_20_-_20_Table_20_des_20_matières_20_1" style:display-name="Spec - Table des matières 1" style:family="paragraph" style:auto-update="true" style:master-page-name="">
      <style:paragraph-properties fo:margin-top="0.1181in" fo:margin-bottom="0in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2362in" fo:margin-right="0in" fo:margin-top="0.0783in" fo:margin-bottom="0in" fo:text-indent="0in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0.472in" fo:margin-right="0in" fo:margin-top="0.0398in" fo:margin-bottom="0in" fo:text-indent="0in" style:auto-text-indent="false"/>
      <style:text-properties fo:color="#000000" fo:font-size="11pt" fo:font-weight="normal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0.7083in" fo:margin-right="0in" fo:margin-top="0.0398in" fo:margin-bottom="0in" fo:text-indent="0in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0.9453in" fo:margin-right="0in" fo:text-indent="0in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in" fo:margin-right="0in" fo:margin-top="0.0783in" fo:margin-bottom="0in" fo:text-align="justify" style:justify-single-word="false" fo:text-indent="0.2362in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in" fo:margin-bottom="0.1965in" fo:text-align="center" style:justify-single-word="false" fo:background-color="#ffffff" style:border-line-width="0.0346in 0.0346in 0.0346in" fo:padding="0.0193in" fo:border="0.1039in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in" fo:margin-bottom="0in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in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193in" fo:border="0.0008in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992in" fo:margin-right="0in" fo:text-indent="0.3937in" style:auto-text-indent="false" style:shadow="none">
        <style:tab-stops/>
      </style:paragraph-properties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752in" fo:margin-right="0in" fo:text-indent="-0.2992in" style:auto-text-indent="false">
        <style:tab-stops/>
      </style:paragraph-properties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6.3783in" style:rel-width="90%" fo:min-height="0.1535in" text:anchor-type="page" svg:x="0in" svg:y="0in" fo:margin-left="0.0783in" fo:margin-right="0.0783in" fo:margin-top="0.0783in" fo:margin-bottom="0.0783in" style:wrap="none" style:vertical-pos="top" style:vertical-rel="page-content" style:horizontal-pos="center" style:horizontal-rel="page-content" fo:background-color="#e6e6e6" style:background-transparency="0%" style:border-line-width="0.0008in 0.0346in 0.0138in" fo:padding="0.0193in" fo:border="0.0492in double #000000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0.4016in" fo:margin-left="0.4016in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1965in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008in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4312 - Glossaire</text:p>
      </style:header>
      <style:footer>
        <text:p text:style-name="Spec_20_-_20_Note_20_de_20_bas_20_de_20_page">Page <text:page-number text:select-page="current">3</text:page-number> sur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20:00:06.98</meta:creation-date>
    <meta:editing-duration>PT00H04M33S</meta:editing-duration>
    <meta:editing-cycles>4</meta:editing-cycles>
    <meta:generator>OpenOffice.org/3.2$Win32 OpenOffice.org_project/320m18$Build-9502</meta:generator>
    <dc:subject>Sous-titre ou Description du document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meta:initial-creator>M </meta:initial-creator>
    <dc:date>2011-03-11T20:04:40.82</dc:date>
    <dc:creator>M </dc:creator>
    <meta:document-statistic meta:table-count="0" meta:image-count="0" meta:object-count="0" meta:page-count="3" meta:paragraph-count="22" meta:word-count="254" meta:character-count="1733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